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Guardian TextSans Web" svg:font-family="'Guardian TextSans Web',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80dd" officeooo:paragraph-rsid="000a80dd"/>
    </style:style>
    <style:style style:name="P2" style:family="paragraph" style:parent-style-name="Standard">
      <style:text-properties officeooo:rsid="000f71d4" officeooo:paragraph-rsid="000f71d4"/>
    </style:style>
    <style:style style:name="P3" style:family="paragraph" style:parent-style-name="Standard">
      <style:text-properties fo:font-weight="bold" officeooo:rsid="00121513" officeooo:paragraph-rsid="00121513" style:font-weight-asian="bold" style:font-weight-complex="bold"/>
    </style:style>
    <style:style style:name="P4" style:family="paragraph" style:parent-style-name="Standard">
      <style:text-properties fo:font-weight="bold" officeooo:rsid="0015065e" officeooo:paragraph-rsid="0015065e" style:font-weight-asian="bold" style:font-weight-complex="bold"/>
    </style:style>
    <style:style style:name="P5" style:family="paragraph" style:parent-style-name="Standard">
      <style:text-properties fo:font-weight="normal" officeooo:rsid="0013a143" officeooo:paragraph-rsid="0013a143" style:font-weight-asian="normal" style:font-weight-complex="normal"/>
    </style:style>
    <style:style style:name="P6" style:family="paragraph" style:parent-style-name="Standard">
      <style:text-properties fo:font-weight="normal" officeooo:rsid="0015065e" officeooo:paragraph-rsid="0015065e" style:font-weight-asian="normal" style:font-weight-complex="normal"/>
    </style:style>
    <style:style style:name="P7" style:family="paragraph" style:parent-style-name="Standard">
      <style:text-properties fo:font-weight="normal" officeooo:rsid="0016f59b" officeooo:paragraph-rsid="0016f59b" style:font-weight-asian="normal" style:font-weight-complex="normal"/>
    </style:style>
    <style:style style:name="P8" style:family="paragraph" style:parent-style-name="Standard">
      <style:text-properties fo:font-weight="normal" officeooo:rsid="0021813d" officeooo:paragraph-rsid="0021813d" style:font-weight-asian="normal" style:font-weight-complex="normal"/>
    </style:style>
    <style:style style:name="P9" style:family="paragraph" style:parent-style-name="Standard">
      <style:paragraph-properties fo:break-before="page"/>
      <style:text-properties fo:font-weight="bold" officeooo:rsid="0011969c" officeooo:paragraph-rsid="0011969c" style:font-weight-asian="bold" style:font-weight-complex="bold"/>
    </style:style>
    <style:style style:name="P10" style:family="paragraph" style:parent-style-name="Standard">
      <style:paragraph-properties fo:break-before="page"/>
      <style:text-properties fo:font-weight="bold" officeooo:rsid="00121513" officeooo:paragraph-rsid="00121513" style:font-weight-asian="bold" style:font-weight-complex="bold"/>
    </style:style>
    <style:style style:name="P11" style:family="paragraph" style:parent-style-name="Standard">
      <style:paragraph-properties fo:break-before="page"/>
      <style:text-properties fo:font-weight="bold" officeooo:rsid="0015065e" officeooo:paragraph-rsid="0015065e" style:font-weight-asian="bold" style:font-weight-complex="bold"/>
    </style:style>
    <style:style style:name="P12" style:family="paragraph" style:parent-style-name="Standard">
      <style:text-properties fo:color="#800000" officeooo:rsid="00118b8a" officeooo:paragraph-rsid="004c1455"/>
    </style:style>
    <style:style style:name="P13" style:family="paragraph" style:parent-style-name="Standard">
      <style:text-properties fo:color="#000000" officeooo:rsid="00452429" officeooo:paragraph-rsid="004adb2f"/>
    </style:style>
    <style:style style:name="P14" style:family="paragraph" style:parent-style-name="Standard">
      <style:text-properties fo:color="#000000" officeooo:rsid="00452429" officeooo:paragraph-rsid="00729199"/>
    </style:style>
    <style:style style:name="P15" style:family="paragraph" style:parent-style-name="Standard">
      <style:text-properties fo:color="#000000" officeooo:rsid="00118b8a" officeooo:paragraph-rsid="0049c9e0"/>
    </style:style>
    <style:style style:name="P16" style:family="paragraph" style:parent-style-name="Standard">
      <style:text-properties fo:color="#000000" officeooo:rsid="00118b8a" officeooo:paragraph-rsid="004adb2f"/>
    </style:style>
    <style:style style:name="P17" style:family="paragraph" style:parent-style-name="Standard">
      <style:text-properties fo:color="#000000" officeooo:rsid="004adb2f" officeooo:paragraph-rsid="007a3ff6"/>
    </style:style>
    <style:style style:name="P18" style:family="paragraph" style:parent-style-name="Standard">
      <style:text-properties fo:color="#000000" officeooo:rsid="004c1455" officeooo:paragraph-rsid="004c1455"/>
    </style:style>
    <style:style style:name="P19" style:family="paragraph" style:parent-style-name="Standard">
      <style:text-properties fo:color="#000000" officeooo:rsid="004e9df1" officeooo:paragraph-rsid="00818d35"/>
    </style:style>
    <style:style style:name="P20" style:family="paragraph" style:parent-style-name="Standard" style:list-style-name="L1">
      <style:text-properties fo:color="#000000" officeooo:rsid="004e9df1" officeooo:paragraph-rsid="00818d35"/>
    </style:style>
    <style:style style:name="P21" style:family="paragraph" style:parent-style-name="Standard">
      <style:text-properties fo:color="#000000" officeooo:rsid="005125f3" officeooo:paragraph-rsid="005125f3"/>
    </style:style>
    <style:style style:name="P22" style:family="paragraph" style:parent-style-name="Standard">
      <style:text-properties fo:color="#000000" fo:font-weight="normal" officeooo:rsid="0051658a" officeooo:paragraph-rsid="00549e3d" style:font-weight-asian="normal" style:font-weight-complex="normal"/>
    </style:style>
    <style:style style:name="P23" style:family="paragraph" style:parent-style-name="Standard">
      <style:text-properties fo:color="#000000" fo:font-weight="normal" officeooo:rsid="0051658a" officeooo:paragraph-rsid="0055590f" style:font-weight-asian="normal" style:font-weight-complex="normal"/>
    </style:style>
    <style:style style:name="P24" style:family="paragraph" style:parent-style-name="Standard">
      <style:text-properties fo:color="#000000" officeooo:rsid="007a3ff6" officeooo:paragraph-rsid="007a3ff6"/>
    </style:style>
    <style:style style:name="P25" style:family="paragraph" style:parent-style-name="Standard" style:list-style-name="L1">
      <style:text-properties fo:color="#000000" officeooo:rsid="00818d35" officeooo:paragraph-rsid="00818d35"/>
    </style:style>
    <style:style style:name="P26" style:family="paragraph" style:parent-style-name="Standard" style:list-style-name="L1">
      <style:text-properties fo:color="#000000" officeooo:rsid="00837b7c" officeooo:paragraph-rsid="00837b7c"/>
    </style:style>
    <style:style style:name="P27" style:family="paragraph" style:parent-style-name="Standard">
      <style:text-properties fo:font-weight="bold" officeooo:rsid="0011969c" officeooo:paragraph-rsid="0011969c" style:font-weight-asian="bold" style:font-weight-complex="bold"/>
    </style:style>
    <style:style style:name="P28" style:family="paragraph" style:parent-style-name="Standard">
      <style:text-properties fo:font-weight="bold" officeooo:rsid="00121513" officeooo:paragraph-rsid="00121513" style:font-weight-asian="bold" style:font-weight-complex="bold"/>
    </style:style>
    <style:style style:name="P29" style:family="paragraph" style:parent-style-name="Standard">
      <style:text-properties fo:font-weight="bold" officeooo:rsid="008fa579" officeooo:paragraph-rsid="008fa579" style:font-weight-asian="bold" style:font-weight-complex="bold"/>
    </style:style>
    <style:style style:name="P30" style:family="paragraph" style:parent-style-name="Standard">
      <style:text-properties fo:font-weight="normal" officeooo:rsid="0051b67e" officeooo:paragraph-rsid="00532d3d" style:font-weight-asian="normal" style:font-weight-complex="normal"/>
    </style:style>
    <style:style style:name="P31" style:family="paragraph" style:parent-style-name="Standard">
      <style:text-properties fo:font-weight="normal" officeooo:rsid="0051b67e" officeooo:paragraph-rsid="008a4214" style:font-weight-asian="normal" style:font-weight-complex="normal"/>
    </style:style>
    <style:style style:name="P32" style:family="paragraph" style:parent-style-name="Standard">
      <style:text-properties fo:font-weight="normal" officeooo:rsid="0057554a" officeooo:paragraph-rsid="0057554a" style:font-weight-asian="normal" style:font-weight-complex="normal"/>
    </style:style>
    <style:style style:name="P33" style:family="paragraph" style:parent-style-name="Standard">
      <style:text-properties fo:font-weight="normal" officeooo:rsid="006a2bae" officeooo:paragraph-rsid="006a2bae" style:font-weight-asian="normal" style:font-weight-complex="normal"/>
    </style:style>
    <style:style style:name="P34" style:family="paragraph" style:parent-style-name="Standard">
      <style:text-properties fo:font-weight="normal" officeooo:rsid="00880b20" officeooo:paragraph-rsid="00880b20" style:font-weight-asian="normal" style:font-weight-complex="normal"/>
    </style:style>
    <style:style style:name="P35" style:family="paragraph" style:parent-style-name="Standard">
      <style:text-properties fo:font-weight="normal" officeooo:rsid="008a4214" officeooo:paragraph-rsid="008a4214" style:font-weight-asian="normal" style:font-weight-complex="normal"/>
    </style:style>
    <style:style style:name="P36" style:family="paragraph" style:parent-style-name="Standard">
      <style:text-properties fo:font-weight="normal" officeooo:rsid="008b3932" officeooo:paragraph-rsid="008b3932" style:font-weight-asian="normal" style:font-weight-complex="normal"/>
    </style:style>
    <style:style style:name="P37" style:family="paragraph" style:parent-style-name="Standard">
      <style:text-properties fo:font-weight="normal" officeooo:rsid="0013a143" officeooo:paragraph-rsid="008d6d00" style:font-weight-asian="normal" style:font-weight-complex="normal"/>
    </style:style>
    <style:style style:name="P38" style:family="paragraph" style:parent-style-name="Standard">
      <style:text-properties fo:font-weight="normal" officeooo:rsid="0013a143" officeooo:paragraph-rsid="008e55fc" style:font-weight-asian="normal" style:font-weight-complex="normal"/>
    </style:style>
    <style:style style:name="P39" style:family="paragraph" style:parent-style-name="Standard" style:list-style-name="L2">
      <style:text-properties fo:font-weight="normal" officeooo:rsid="008e55fc" officeooo:paragraph-rsid="008e55fc" style:font-weight-asian="normal" style:font-weight-complex="normal"/>
    </style:style>
    <style:style style:name="P40" style:family="paragraph" style:parent-style-name="Standard" style:list-style-name="L2">
      <style:text-properties fo:font-weight="normal" officeooo:rsid="008f1253" officeooo:paragraph-rsid="008f1253" style:font-weight-asian="normal" style:font-weight-complex="normal"/>
    </style:style>
    <style:style style:name="P41" style:family="paragraph" style:parent-style-name="Standard">
      <style:text-properties fo:font-weight="normal" officeooo:rsid="008fa579" officeooo:paragraph-rsid="008fa579" style:font-weight-asian="normal" style:font-weight-complex="normal"/>
    </style:style>
    <style:style style:name="P42" style:family="paragraph" style:parent-style-name="Standard">
      <style:text-properties fo:font-weight="normal" officeooo:rsid="00922d38" officeooo:paragraph-rsid="00922d38" style:font-weight-asian="normal" style:font-weight-complex="normal"/>
    </style:style>
    <style:style style:name="P43" style:family="paragraph" style:parent-style-name="Standard">
      <style:text-properties fo:font-weight="normal" officeooo:rsid="0093b0dd" officeooo:paragraph-rsid="0093b0dd" style:font-weight-asian="normal" style:font-weight-complex="normal"/>
    </style:style>
    <style:style style:name="P44" style:family="paragraph" style:parent-style-name="Standard">
      <style:text-properties officeooo:rsid="0017ef31" officeooo:paragraph-rsid="001966d4"/>
    </style:style>
    <style:style style:name="P45" style:family="paragraph" style:parent-style-name="Standard">
      <style:text-properties officeooo:rsid="005a6304" officeooo:paragraph-rsid="005a6304"/>
    </style:style>
    <style:style style:name="P46" style:family="paragraph" style:parent-style-name="Standard">
      <style:paragraph-properties>
        <style:tab-stops>
          <style:tab-stop style:position="8.811cm"/>
        </style:tab-stops>
      </style:paragraph-properties>
      <style:text-properties officeooo:rsid="005a6304" officeooo:paragraph-rsid="0063f081"/>
    </style:style>
    <style:style style:name="P47" style:family="paragraph" style:parent-style-name="Standard">
      <style:text-properties officeooo:rsid="00654a82" officeooo:paragraph-rsid="00654a82"/>
    </style:style>
    <style:style style:name="P48" style:family="paragraph" style:parent-style-name="Standard">
      <style:paragraph-properties>
        <style:tab-stops>
          <style:tab-stop style:position="8.811cm"/>
        </style:tab-stops>
      </style:paragraph-properties>
      <style:text-properties officeooo:rsid="00673b2f" officeooo:paragraph-rsid="00691a76"/>
    </style:style>
    <style:style style:name="P49" style:family="paragraph" style:parent-style-name="Standard">
      <style:text-properties officeooo:rsid="006b878c" officeooo:paragraph-rsid="006b878c"/>
    </style:style>
    <style:style style:name="P50" style:family="paragraph" style:parent-style-name="Standard">
      <style:text-properties officeooo:rsid="006b878c" officeooo:paragraph-rsid="006d4c56"/>
    </style:style>
    <style:style style:name="P51" style:family="paragraph" style:parent-style-name="Standard">
      <style:text-properties officeooo:rsid="00702c99" officeooo:paragraph-rsid="0070dc17"/>
    </style:style>
    <style:style style:name="P52" style:family="paragraph" style:parent-style-name="Standard">
      <style:text-properties officeooo:rsid="00438309" officeooo:paragraph-rsid="00729199"/>
    </style:style>
    <style:style style:name="P53" style:family="paragraph" style:parent-style-name="Standard">
      <style:text-properties officeooo:rsid="00749bc7" officeooo:paragraph-rsid="00749bc7"/>
    </style:style>
    <style:style style:name="P54" style:family="paragraph" style:parent-style-name="Standard">
      <style:text-properties officeooo:rsid="00749bc7" officeooo:paragraph-rsid="00121513"/>
    </style:style>
    <style:style style:name="P55" style:family="paragraph" style:parent-style-name="Standard">
      <style:text-properties officeooo:paragraph-rsid="00761ce4"/>
    </style:style>
    <style:style style:name="P56" style:family="paragraph" style:parent-style-name="Standard">
      <style:text-properties officeooo:paragraph-rsid="0076e274"/>
    </style:style>
    <style:style style:name="P57" style:family="paragraph" style:parent-style-name="Standard">
      <style:text-properties fo:font-size="12pt" officeooo:paragraph-rsid="0076e274" style:font-size-asian="12pt" style:font-size-complex="12pt"/>
    </style:style>
    <style:style style:name="P58" style:family="paragraph" style:parent-style-name="Standard">
      <style:text-properties officeooo:paragraph-rsid="007df415"/>
    </style:style>
    <style:style style:name="P59" style:family="paragraph" style:parent-style-name="Standard">
      <style:text-properties style:text-line-through-style="solid" style:text-line-through-type="single" fo:font-weight="normal" officeooo:rsid="008f1253" officeooo:paragraph-rsid="008f1253" style:font-weight-asian="normal" style:font-weight-complex="normal"/>
    </style:style>
    <style:style style:name="P60" style:family="paragraph" style:parent-style-name="Standard">
      <style:paragraph-properties fo:break-before="page"/>
      <style:text-properties officeooo:rsid="0011969c" officeooo:paragraph-rsid="0011969c"/>
    </style:style>
    <style:style style:name="P61" style:family="paragraph" style:parent-style-name="Standard">
      <style:paragraph-properties fo:break-before="page"/>
      <style:text-properties fo:font-weight="bold" officeooo:rsid="0011969c" officeooo:paragraph-rsid="0011969c" style:font-weight-asian="bold" style:font-weight-complex="bold"/>
    </style:style>
    <style:style style:name="P62" style:family="paragraph" style:parent-style-name="Standard">
      <style:paragraph-properties fo:break-before="page"/>
      <style:text-properties fo:font-weight="bold" officeooo:rsid="006a2bae" officeooo:paragraph-rsid="006a2bae" style:font-weight-asian="bold" style:font-weight-complex="bold"/>
    </style:style>
    <style:style style:name="P63" style:family="paragraph" style:parent-style-name="Standard">
      <style:paragraph-properties fo:break-before="page"/>
      <style:text-properties fo:font-weight="bold" officeooo:rsid="00121513" officeooo:paragraph-rsid="00121513" style:font-weight-asian="bold" style:font-weight-complex="bold"/>
    </style:style>
    <style:style style:name="T1" style:family="text">
      <style:text-properties officeooo:rsid="001a8b5e"/>
    </style:style>
    <style:style style:name="T2" style:family="text">
      <style:text-properties officeooo:rsid="0032131b"/>
    </style:style>
    <style:style style:name="T3" style:family="text">
      <style:text-properties fo:color="#000000"/>
    </style:style>
    <style:style style:name="T4" style:family="text">
      <style:text-properties fo:color="#000000" officeooo:rsid="0043cfdf"/>
    </style:style>
    <style:style style:name="T5" style:family="text">
      <style:text-properties fo:color="#000000" officeooo:rsid="00729199"/>
    </style:style>
    <style:style style:name="T6" style:family="text">
      <style:text-properties fo:color="#000000" officeooo:rsid="0072cad0"/>
    </style:style>
    <style:style style:name="T7" style:family="text">
      <style:text-properties fo:color="#000000" officeooo:rsid="007453d9"/>
    </style:style>
    <style:style style:name="T8" style:family="text">
      <style:text-properties fo:color="#000000" officeooo:rsid="00749bc7"/>
    </style:style>
    <style:style style:name="T9" style:family="text">
      <style:text-properties fo:color="#000000" officeooo:rsid="00761ce4"/>
    </style:style>
    <style:style style:name="T10" style:family="text">
      <style:text-properties fo:color="#000000" officeooo:rsid="0076e274"/>
    </style:style>
    <style:style style:name="T11" style:family="text">
      <style:text-properties fo:color="#000000" officeooo:rsid="00781fd4"/>
    </style:style>
    <style:style style:name="T12" style:family="text">
      <style:text-properties officeooo:rsid="00460342"/>
    </style:style>
    <style:style style:name="T13" style:family="text">
      <style:text-properties fo:font-weight="bold" style:font-weight-asian="bold" style:font-weight-complex="bold"/>
    </style:style>
    <style:style style:name="T14" style:family="text">
      <style:text-properties fo:font-weight="bold" officeooo:rsid="0012ed11" style:font-weight-asian="bold" style:font-weight-complex="bold"/>
    </style:style>
    <style:style style:name="T15" style:family="text">
      <style:text-properties fo:font-weight="bold" officeooo:rsid="0011969c" style:font-weight-asian="bold" style:font-weight-complex="bold"/>
    </style:style>
    <style:style style:name="T16" style:family="text">
      <style:text-properties officeooo:rsid="0049c9e0"/>
    </style:style>
    <style:style style:name="T17" style:family="text">
      <style:text-properties style:use-window-font-color="true"/>
    </style:style>
    <style:style style:name="T18" style:family="text">
      <style:text-properties style:use-window-font-color="true" officeooo:rsid="00460342"/>
    </style:style>
    <style:style style:name="T19" style:family="text">
      <style:text-properties style:use-window-font-color="true" officeooo:rsid="004c1455"/>
    </style:style>
    <style:style style:name="T20" style:family="text">
      <style:text-properties style:use-window-font-color="true" officeooo:rsid="004cf6c8"/>
    </style:style>
    <style:style style:name="T21" style:family="text">
      <style:text-properties style:use-window-font-color="true" officeooo:rsid="004e9df1"/>
    </style:style>
    <style:style style:name="T22" style:family="text">
      <style:text-properties style:use-window-font-color="true" officeooo:rsid="0051658a"/>
    </style:style>
    <style:style style:name="T23" style:family="text">
      <style:text-properties style:use-window-font-color="true" officeooo:rsid="00519f72"/>
    </style:style>
    <style:style style:name="T24" style:family="text">
      <style:text-properties style:use-window-font-color="true" officeooo:rsid="0051b67e"/>
    </style:style>
    <style:style style:name="T25" style:family="text">
      <style:text-properties style:use-window-font-color="true" officeooo:rsid="00781fd4"/>
    </style:style>
    <style:style style:name="T26" style:family="text">
      <style:text-properties style:use-window-font-color="true" officeooo:rsid="00797644"/>
    </style:style>
    <style:style style:name="T27" style:family="text">
      <style:text-properties style:use-window-font-color="true" officeooo:rsid="007a3ff6"/>
    </style:style>
    <style:style style:name="T28" style:family="text">
      <style:text-properties style:use-window-font-color="true" officeooo:rsid="007b9aff"/>
    </style:style>
    <style:style style:name="T29" style:family="text">
      <style:text-properties style:use-window-font-color="true" officeooo:rsid="007f59c6"/>
    </style:style>
    <style:style style:name="T30" style:family="text">
      <style:text-properties style:use-window-font-color="true" officeooo:rsid="007fa473"/>
    </style:style>
    <style:style style:name="T31" style:family="text">
      <style:text-properties style:use-window-font-color="true" officeooo:rsid="00818d35"/>
    </style:style>
    <style:style style:name="T32" style:family="text">
      <style:text-properties style:use-window-font-color="true" officeooo:rsid="0082be08"/>
    </style:style>
    <style:style style:name="T33" style:family="text">
      <style:text-properties style:use-window-font-color="true" officeooo:rsid="00837b7c"/>
    </style:style>
    <style:style style:name="T34" style:family="text">
      <style:text-properties officeooo:rsid="005125f3"/>
    </style:style>
    <style:style style:name="T35" style:family="text">
      <style:text-properties officeooo:rsid="00549e3d"/>
    </style:style>
    <style:style style:name="T36" style:family="text">
      <style:text-properties officeooo:rsid="005b5f17"/>
    </style:style>
    <style:style style:name="T37" style:family="text">
      <style:text-properties officeooo:rsid="005b6309"/>
    </style:style>
    <style:style style:name="T38" style:family="text">
      <style:text-properties officeooo:rsid="00691a76"/>
    </style:style>
    <style:style style:name="T39" style:family="text">
      <style:text-properties fo:font-style="italic" style:font-style-asian="italic" style:font-style-complex="italic"/>
    </style:style>
    <style:style style:name="T40" style:family="text">
      <style:text-properties officeooo:rsid="006ce610"/>
    </style:style>
    <style:style style:name="T41" style:family="text">
      <style:text-properties officeooo:rsid="00761ce4"/>
    </style:style>
    <style:style style:name="T42" style:family="text">
      <style:text-properties fo:font-variant="normal" fo:text-transform="none" fo:color="#222222" style:font-name="Arial" fo:font-size="12pt" fo:letter-spacing="normal" fo:font-style="normal" fo:font-weight="normal" style:font-size-asian="12pt" style:font-size-complex="12pt"/>
    </style:style>
    <style:style style:name="T43" style:family="text">
      <style:text-properties fo:font-variant="normal" fo:text-transform="none" fo:color="#222222" style:font-name="Arial" fo:font-size="12pt" fo:letter-spacing="normal" fo:font-style="normal" fo:font-weight="normal" officeooo:rsid="0076e274" style:font-size-asian="12pt" style:font-size-complex="12pt"/>
    </style:style>
    <style:style style:name="T44" style:family="text">
      <style:text-properties fo:font-variant="normal" fo:text-transform="none" fo:color="#222222" style:font-name="Arial" fo:font-size="12pt" fo:letter-spacing="normal" fo:font-style="normal" fo:font-weight="normal" officeooo:rsid="007df415" style:font-size-asian="12pt" style:font-size-complex="12pt"/>
    </style:style>
    <style:style style:name="T45" style:family="text">
      <style:text-properties fo:font-variant="normal" fo:text-transform="none" fo:color="#222222" style:font-name="Arial" fo:font-size="12pt" fo:letter-spacing="normal" fo:font-style="italic" fo:font-weight="normal" style:font-size-asian="12pt" style:font-size-complex="12pt"/>
    </style:style>
    <style:style style:name="T46" style:family="text">
      <style:text-properties fo:font-variant="normal" fo:text-transform="none" fo:color="#222222" style:font-name="Arial" fo:letter-spacing="normal" fo:font-style="normal" fo:font-weight="normal"/>
    </style:style>
    <style:style style:name="T47" style:family="text">
      <style:text-properties fo:font-variant="normal" fo:text-transform="none" fo:color="#222222" style:font-name="Arial" fo:letter-spacing="normal" fo:font-style="italic" fo:font-weight="normal"/>
    </style:style>
    <style:style style:name="T48" style:family="text">
      <style:text-properties fo:font-variant="normal" fo:text-transform="none" fo:color="#222222" style:font-name="Liberation Serif" fo:font-size="12pt" fo:letter-spacing="normal" fo:font-style="normal" fo:font-weight="normal" style:font-size-asian="12pt" style:font-size-complex="12pt"/>
    </style:style>
    <style:style style:name="T49" style:family="text">
      <style:text-properties fo:font-variant="normal" fo:text-transform="none" fo:color="#222222" style:font-name="Liberation Serif" fo:font-size="12pt" fo:letter-spacing="normal" fo:font-style="normal" fo:font-weight="normal" officeooo:rsid="00761ce4" style:font-size-asian="12pt" style:font-size-complex="12pt"/>
    </style:style>
    <style:style style:name="T50" style:family="text">
      <style:text-properties fo:font-variant="normal" fo:text-transform="none" fo:color="#222222" style:font-name="Liberation Serif" fo:letter-spacing="normal" fo:font-style="normal" fo:font-weight="normal" officeooo:rsid="00761ce4"/>
    </style:style>
    <style:style style:name="T51" style:family="text">
      <style:text-properties fo:font-variant="normal" fo:text-transform="none" fo:color="#222222" style:font-name="Liberation Serif" fo:letter-spacing="normal" fo:font-style="normal" fo:font-weight="normal" officeooo:rsid="0076e274"/>
    </style:style>
    <style:style style:name="T52" style:family="text">
      <style:text-properties officeooo:rsid="0076e274"/>
    </style:style>
    <style:style style:name="T53" style:family="text">
      <style:text-properties fo:color="#222222" style:font-name="Liberation Serif" fo:font-size="12pt" fo:letter-spacing="normal" fo:font-style="italic" fo:font-weight="normal" style:font-size-asian="12pt" style:font-size-complex="12pt"/>
    </style:style>
    <style:style style:name="T54" style:family="text">
      <style:text-properties fo:color="#222222" style:font-name="Liberation Serif" fo:font-size="12pt" fo:letter-spacing="normal" fo:font-style="italic" fo:font-weight="normal" officeooo:rsid="00761ce4" style:font-size-asian="12pt" style:font-size-complex="12pt"/>
    </style:style>
    <style:style style:name="T55" style:family="text">
      <style:text-properties officeooo:rsid="0076f7ce"/>
    </style:style>
    <style:style style:name="T56" style:family="text">
      <style:text-properties officeooo:rsid="007c78bb"/>
    </style:style>
    <style:style style:name="T57" style:family="text">
      <style:text-properties officeooo:rsid="0088a222"/>
    </style:style>
    <style:style style:name="T58" style:family="text">
      <style:text-properties officeooo:rsid="008a4214"/>
    </style:style>
    <style:style style:name="T59" style:family="text">
      <style:text-properties officeooo:rsid="008b3932"/>
    </style:style>
    <style:style style:name="T60" style:family="text">
      <style:text-properties officeooo:rsid="008d2d1d"/>
    </style:style>
    <style:style style:name="T61" style:family="text">
      <style:text-properties officeooo:rsid="008d6d00"/>
    </style:style>
    <style:style style:name="T62" style:family="text">
      <style:text-properties officeooo:rsid="008f1253"/>
    </style:style>
    <style:style style:name="T63" style:family="text">
      <style:text-properties officeooo:rsid="00922d38"/>
    </style:style>
    <style:style style:name="T64" style:family="text">
      <style:text-properties officeooo:rsid="0093b0dd"/>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Carátula</text:p>
      <text:p text:style-name="P11">Índice</text:p>
      <text:p text:style-name="P4"/>
      <text:p text:style-name="P4"/>
      <text:p text:style-name="P7">Su propio indice general xD</text:p>
      <text:p text:style-name="P7">indice de figuras</text:p>
      <text:p text:style-name="P7">indice de cuadros</text:p>
      <text:p text:style-name="P7"/>
      <text:p text:style-name="P6">Capítulo 1: Introducción</text:p>
      <text:p text:style-name="P7">Capítulo 2: Marco Teórico</text:p>
      <text:p text:style-name="P7">Capítulo 3: Diseño</text:p>
      <text:p text:style-name="P7">Capítulo 4: Implementación y Resultados</text:p>
      <text:p text:style-name="P7">Capítulo 5: Conclusiones</text:p>
      <text:p text:style-name="P9">Introducción</text:p>
      <text:p text:style-name="P2"/>
      <text:p text:style-name="P44">Vivimos en una época en <text:span text:style-name="T1">la cual</text:span> la tecnología forma parte esencial de nuestras vidas. <text:span text:style-name="T1">En donde el ser humano, es capaz de mejorar y optimizar su entorno con el objetivo de satisfacer cada una de sus necesidades. El alcance que ha tenido la tecnología digital, nos abre camino para el surgimiento de nuevas técnicas capaces de colaborar en el desarrollo de múltiples áreas o disciplinas, ayudando a la creación de distintas formas para facilitar su aprendizaje, optimización y avance de las mismas.</text:span></text:p>
      <text:p text:style-name="P45"/>
      <text:p text:style-name="P46">Así, la tecnología digital ha servido de apoyo <text:span text:style-name="T36">incluso en </text:span>situaciones <text:span text:style-name="T37">en</text:span> donde <text:span text:style-name="T36">el ser humano requiere de entrenamiento para realizar ciertas actividades peligrosas, costosas o difíciles de ejecutar y que son proporcionadas a través de entornos virtuales, para mejorar sus habilidades y evitar a todo costo el riesgo de perder incluso vidas humanas. Una aplicación que ejemplifica claramente lo mencionado, lo tenemos en los simuladores de vuelo, que lo que se intenta hacer es replicar la experiencia de pilotar una aeronave de la manera más realista posible. No obstante, el desarrollo e implementación de simuladores de este tipo, implica la fabricación de cabinas en tamaño real con accionadores hidráulicos o electromecánicos, el cual conlleva un gran costo de los mismos.</text:span></text:p>
      <text:p text:style-name="P46"/>
      <text:p text:style-name="P48"><text:span text:style-name="T38">Es por ello que con el objetivo de minimizar costos y de no requerir de tantos equipos para la inmersión a estos escenarios artificiales, existe una rama de la tecnología conocida como Realidad Virtual (VR, Virtual Reality), que sustituye nuestro mundo real a través de dispositivos que nos permitan encontrarnos en otro lugar, es decir, sumergirnos en una realidad que no existe. Tomando el ejemplo anterior, se han estado desarrollando simuladores a través de este tipo de tecnología, con el objetivo de ahorrar recursos y que se puedan disponer de una manera mas rápida y frecuente [1].</text:span></text:p>
      <text:p text:style-name="P47"/>
      <text:p text:style-name="P50"><text:span text:style-name="T40">Los dispositivos utilizados para visualizar este tipo de Realidad Virtual, son conocidos como HMD (del inglés head-mounted display), similares a un casco, que reproducen imágenes sobre una pantalla muy cercana a nuestros ojos, permitiendo abarcar todo el campo de visión del usuario y así brinden una inmersión de éste en un mundo ficticio. Igualmente, existen algunos HMD’s que son utilizados por otro tipo de tecnología basada en entornos virtuales y que adopta el nombre de Realidad Aumentada.</text:span></text:p>
      <text:p text:style-name="P50"/>
      <text:p text:style-name="P51">AR (del inglés Augmented Reality), es una tecnología que intenta lograr <text:span text:style-name="T2">perfeccionar nuestra propia realidad, combinando nuestro mundo real con el virtual, que a diferencia de la Realidad Virtual, que crea todo un entorno artificial desde cero, éste tipo de tecnología agrega elementos virtuales a una realidad que ya existe. </text:span></text:p>
      <text:p text:style-name="P49"/>
      <text:p text:style-name="P52"><text:span text:style-name="T3">Hoy en día la Realidad Aumentada ha adquirido mayor popularidad y expansión debido a las aplicaciones en donde se encuentra. </text:span><text:span text:style-name="T5">P</text:span><text:span text:style-name="T4">or ejemplo, en</text:span><text:span text:style-name="T3"> la industria </text:span><text:span text:style-name="T5">del entretenimiento, </text:span><text:span text:style-name="T6">específicamente en el área de lo</text:span><text:span text:style-name="T7">s</text:span><text:span text:style-name="T6"> videojuegos, </text:span><text:span text:style-name="T7">existe una</text:span><text:span text:style-name="T6"> aplicaci</text:span><text:span text:style-name="T7">ón muy popular, conocida como Pok</text:span><text:span text:style-name="T8">é</text:span><text:span text:style-name="T7">mon GO </text:span><text:span text:style-name="T8">[2]</text:span><text:span text:style-name="T7">, </text:span><text:span text:style-name="T8">el cual consiste en la búsqueda y captura de personajes de la saga Pokémon, que se encuentran escondidos en el mundo real, visualizados a través de un smartphone, en donde claramente se puede ver el concepto de </text:span><text:span text:style-name="T11">R</text:span><text:span text:style-name="T8">ealidad </text:span><text:span text:style-name="T11">A</text:span><text:span text:style-name="T8">umentada debido a que los personajes están superpuestos en nuestro </text:span><text:span text:style-name="T9">mundo</text:span><text:span text:style-name="T8"> real.</text:span><text:span text:style-name="T5"> </text:span><text:span text:style-name="T9">Así mismo, encontramos que la AR abarca áreas como la medicina [3, </text:span><text:span text:style-name="T10">4</text:span><text:span text:style-name="T9">], turismo </text:span><text:span text:style-name="T10">[5]</text:span><text:span text:style-name="T9">, </text:span><text:span text:style-name="T10">manufactura [6]</text:span><text:span text:style-name="T9">, entre muchas otras.</text:span></text:p>
      <text:p text:style-name="P14"/>
      <text:p text:style-name="P13">Todas estas aplicaciones en donde se encuentra la <text:span text:style-name="T35">R</text:span>ealidad <text:span text:style-name="T35">A</text:span>umentada, son <text:span text:style-name="T12">visualizadas</text:span> a través de dispositivos <text:span text:style-name="T55">tales </text:span>como <text:span text:style-name="T55">HMD (Hololens de Microsoft, GoogleGlass de Google), computadoras, tablets o smartphones, y aunque gradualmente se ha optimizado mas el hardware y el software de cada uno de ellos, su uso impide al observador tener una conexión mas real con su mundo, debido a factores tales como el campo de visión, que es limitado por los mismos dispositivos, latencia en los gráficos que en </text:span><text:soft-page-break/><text:span text:style-name="T55">ocasiones puede provocar </text:span><text:span text:style-name="T18">mareos, y la necesidad obligatoria de llevar un equipo encima para poder visualizar este tipo de realidad. </text:span><text:span text:style-name="T25">Debido a lo anterior, </text:span><text:span text:style-name="T26">existe una variante de ésta tecnología, conocida como Realidad Aumentada Espacial (SAR, Spatial Augmented Reality), que mantiene el mismo concepto que la AR, pero con la diferencia que </text:span><text:span text:style-name="T27">e</text:span><text:span text:style-name="T26">sta es mostrada mediante proyectores digitales, es decir, proyecta información u objetos virtuales directamente sobre objetos físicos, por lo tanto, ya no necesitaríamos llevar con nosotros algún dispositivo para visualizarla.</text:span></text:p>
      <text:p text:style-name="P24"><text:span text:style-name="T18"/></text:p>
      <text:p text:style-name="P17"><text:span text:style-name="T18">En un inicio, </text:span><text:span text:style-name="T27">SAR, </text:span><text:span text:style-name="T18">simplemente se utilizaba en la proyección de imágenes o videos que se adaptaban a la forma de </text:span><text:span text:style-name="T20">fachadas de edificios</text:span><text:span text:style-name="T18"> ofreciendo espectáculo</text:span><text:span text:style-name="T19">s visuales</text:span><text:span text:style-name="T18">. </text:span><text:span text:style-name="T20">Pero m</text:span><text:span text:style-name="T19">as adelante se integró la fase de interacción </text:span><text:span text:style-name="T20">con estos elementos virtuales</text:span><text:span text:style-name="T19">, lo cual </text:span><text:span text:style-name="T27">aunque </text:span><text:span text:style-name="T19">ayudó a involucrarse en varias industrias </text:span><text:span text:style-name="T21">y expandir su aplicación, </text:span><text:span text:style-name="T27">aumentó su nivel de complejidad, encontrando varias problemáticas que </text:span><text:span text:style-name="T28">actualmente</text:span><text:span text:style-name="T27"> siguen en proceso de desarrollo.</text:span></text:p>
      <text:p text:style-name="P16"><text:span text:style-name="T14"/></text:p>
      <text:p text:style-name="P60"><text:span text:style-name="T13">Planteamiento del problema</text:span></text:p>
      <text:p text:style-name="P15">La Realidad Aumentada Espacia<text:span text:style-name="T56">l (SAR), siendo entonces</text:span> un nuevo paradigma <text:span text:style-name="T16">que se deriva de la Realidad Aumentada, es una nueva forma de visualizar elementos virtuales sin la necesidad de verlos a través de dispositivos sujetos a estar en nuestro cuerpo.</text:span></text:p>
      <text:p text:style-name="P15"/>
      <text:p text:style-name="P21"><text:span text:style-name="T21">E</text:span><text:span text:style-name="T17">stos objetos virtuales proyectados en nuestro entorno, a pesar de jugar en algunos casos con nuestra mente para dar un efecto 3D, </text:span><text:span text:style-name="T22">utilizando</text:span><text:span text:style-name="T17"> sombras </text:span><text:span text:style-name="T22">en lugares específicos </text:span><text:span text:style-name="T17">y </text:span><text:span text:style-name="T22">aplicando técnicas para dar </text:span><text:span text:style-name="T17">profundidad, </text:span><text:span text:style-name="T22">se puede lograr distinguir de lo real con solo situarnos en otro lugar en torno a la proyección y verlo desde otr</text:span><text:span text:style-name="T23">a perspectiva</text:span><text:span text:style-name="T22">. Esto ocasiona por lo tanto que exista aún una gran barrera entre lo que es real y lo que es virtual </text:span><text:span text:style-name="T31">en términos de SAR.</text:span></text:p>
      <text:p text:style-name="P21"><text:span text:style-name="T22"/></text:p>
      <text:p text:style-name="P19"><text:span text:style-name="T17">El estudio de proyectar objetos virtuales 3D, que se asemeje</text:span><text:span text:style-name="T32">n</text:span><text:span text:style-name="T17"> tanto a los objetos físicos, </text:span><text:span text:style-name="T22">pudiendo</text:span><text:span text:style-name="T17"> en algunas </text:span><text:span text:style-name="T22">ocasiones</text:span><text:span text:style-name="T17"> sustituirlos, es una de las problemáticas actuales sin resolver y que muy pocos han intentado abordar, debido al grado de complejidad que pudiese tener el desarrollo de esta. </text:span><text:span text:style-name="T29">Considerando que, para que se pueda implementar esta mejora, se debe </text:span><text:span text:style-name="T30">tener en cuenta </text:span><text:span text:style-name="T31">varios aspectos tales como:</text:span></text:p>
      <text:list xml:id="list5399991528478708298" text:style-name="L1">
        <text:list-item>
          <text:p text:style-name="P20"><text:span text:style-name="T32">La </text:span><text:span text:style-name="T31">deformación de los objetos virtuales al proyectarse directamente sobre los objetos físicos</text:span></text:p>
        </text:list-item>
        <text:list-item>
          <text:p text:style-name="P25"><text:span text:style-name="T17">La detección de una o mas persona</text:span></text:p>
        </text:list-item>
        <text:list-item>
          <text:p text:style-name="P25"><text:span text:style-name="T17">El seguimiento de la persona </text:span><text:span text:style-name="T32">a la cual se le tomará en cuenta la perspectiva, debido a que únicamente se podría proyectar la perspectiva de una sola persona</text:span></text:p>
        </text:list-item>
        <text:list-item>
          <text:p text:style-name="P26"><text:span text:style-name="T32">L</text:span><text:span text:style-name="T17">a calidad de la proyección de los elementos virtuales </text:span></text:p>
        </text:list-item>
      </text:list>
      <text:p text:style-name="P19"><text:span text:style-name="T29"/></text:p>
      <text:p text:style-name="P23"><text:span text:style-name="T23">Se propone, por lo tanto a través de un esquema simple </text:span><text:span text:style-name="T24">inicial</text:span><text:span text:style-name="T23"> y en un futuro, aplicable a cualquier escenario virtual, la proyección de un </text:span><text:span text:style-name="T33">escenario con elementos</text:span><text:span text:style-name="T23"> 3D, adaptable a la perspectiva de la persona, perfeccionando y cumpliendo aún mas con el objetivo del término </text:span><text:span text:style-name="T33">de </text:span><text:span text:style-name="T23">Realidad Aumentada </text:span><text:span text:style-name="T33">Espacial</text:span><text:span text:style-name="T23">.</text:span></text:p>
      <text:p text:style-name="P18"><text:span text:style-name="T17"/></text:p>
      <text:p text:style-name="P18"><text:span text:style-name="T17"/></text:p>
      <text:p text:style-name="P18"><text:span text:style-name="T17"/></text:p>
      <text:p text:style-name="P12"/>
      <text:p text:style-name="P9">Justificación</text:p>
      <text:p text:style-name="P34">Aunque <text:span text:style-name="T57">varios</text:span> proyectos en donde se aplica SAR, se encuentran dirigidos <text:span text:style-name="T60">a</text:span> la industria de los videojuegos <text:span text:style-name="T58">(lo cual, a pesar de lo que muchos opinan ser una pérdida de tiempo, éstos son capaces de desarrollar múltiples habilidades en los usuarios y vivir experiencias únicas), </text:span>el uso de <text:span text:style-name="T57">SAR, se expande a distintas áreas proporcionando enriquecer la experiencia visual, y por lo tanto apoyando el desarrollo y entendimiento de las mismas.</text:span></text:p>
      <text:p text:style-name="P34"/>
      <text:p text:style-name="P35">Es por ello que proyectar escenarios u objetos virtuales cambiando su ángulo de vista cuando una persona se mueve al rededor de éste, nos <text:span text:style-name="T59">brinda</text:span> la oportunidad de darle mas realidad a un objeto virtual y vivir una experiencia mejorada de SAR.</text:p>
      <text:p text:style-name="P35"/>
      <text:p text:style-name="P35">En la educación el uso de esta técnica nos permit<text:span text:style-name="T59">iría</text:span>, <text:span text:style-name="T59">agilizar el proceso de aprendizaje, debido al impacto que causaría la proyección de objetos virtuales 3D, en temas como figuras o lugares históricos, planetas, el cuerpo humano, entre otros, que dieran la posibilidad de mostrar mas información de la proporcionada en una simple imagen, y así motivar su estudio.</text:span></text:p>
      <text:p text:style-name="P35"/>
      <text:p text:style-name="P36">En la rama de la arquitectura,<text:span text:style-name="T35"> la visualización de una estructura, ya sea un edificio o casa, proyectada en 3D sin la necesidad de crear una maqueta, ayudaría a ahorrar recursos y vivir la misma experiencia, </text:span>incluyendo la ventaja de poder modificar su modelado y ver instantáneamente el resultado que obtendrían de manera virtual.</text:p>
      <text:p text:style-name="P31"/>
      <text:p text:style-name="P32">Por lo tanto, el desarrollo de adaptar un objeto virtual 3D, según la perspectiva de una persona, sería un paso mas hacia la adaptabilidad de un mundo virtual en el mundo real, <text:span text:style-name="T60">y ser capaz de contribuir en el desarrollo de múltiples áreas.</text:span></text:p>
      <text:p text:style-name="P30"/>
      <text:p text:style-name="P22"><text:span text:style-name="T23"/></text:p>
      <text:p text:style-name="P9">Objetivo General</text:p>
      <text:p text:style-name="P37">Desarrollar un sistema capaz de determinar el ángulo correspondiente de un <text:span text:style-name="T61">entorno</text:span> virtual basado en la perspectiva de una persona y proyectarlo en nuestro <text:span text:style-name="T61">mundo</text:span> para proporcionar un efecto de <text:span text:style-name="T61">realidad.</text:span></text:p>
      <text:p text:style-name="P37"><text:span text:style-name="T15"/></text:p>
      <text:p text:style-name="P37"><text:span text:style-name="T15">Objetivo Específico</text:span></text:p>
      <text:list xml:id="list3194448869395772468" text:style-name="L2">
        <text:list-item>
          <text:p text:style-name="P39">Análisis y determinación de los módulos que intervendrán en el sistema</text:p>
        </text:list-item>
        <text:list-item>
          <text:p text:style-name="P39">Desarrollo e implementación de un módulo <text:span text:style-name="T62">que sea capaz de detectar de la escena una o mas personas y decidir a quien se le dará la perspectiva</text:span></text:p>
        </text:list-item>
        <text:list-item>
          <text:p text:style-name="P39">Desarrollo e implementación de un módulo que determine la posición en donde se encuentre la persona <text:span text:style-name="T62">y altura </text:span>proporcionada por la imagen de profundidad del kinect.</text:p>
        </text:list-item>
        <text:list-item>
          <text:p text:style-name="P40">Implementación de varias técnicas en cada uno de los módulos para optimizar y tener un sistema mas robusto</text:p>
        </text:list-item>
      </text:list>
      <text:p text:style-name="P38"/>
      <text:p text:style-name="P27">Hipótesis</text:p>
      <text:p text:style-name="P5">Basado en la posición <text:span text:style-name="T34">y</text:span> altura de una persona, obtenidas mediante un sensor RGB – D es posible obtener su perspectiva respecto a un objeto virtual que será proyectado y creará el efecto <text:span text:style-name="T34">3D</text:span> que tanto se intenta conseguir</text:p>
      <text:p text:style-name="P3"/>
      <text:p text:style-name="P10">Marco teórico conceptual</text:p>
      <text:p text:style-name="P8">Antecedentes</text:p>
      <text:p text:style-name="P8">Estado del arte</text:p>
      <text:p text:style-name="P10">Metodología de desarrollo</text:p>
      <text:p text:style-name="P3"/>
      <text:p text:style-name="P41">Para desarrollar este sistema, se determinaron una serie de fases, que a continuación se mencionan junto a una pequeña descripción <text:span text:style-name="T64">para el correcto entendimiento de cada una de ellas</text:span>:</text:p>
      <text:p text:style-name="P41"/>
      <text:p text:style-name="P29">1.- Recopilación de información y <text:span text:style-name="T63">análisis</text:span> de requerimientos</text:p>
      <text:p text:style-name="P42">Se llevará a cabo una investigación a fondo de los trabajos relacionados a este proyecto, para poder determinar los antecedentes y extraer información relevante del uso de técnicas que ayuden al desarrollo e implementación del sistema.</text:p>
      <text:p text:style-name="P42">Así mismo, se analizará la forma en la que se llevará el proyecto en la práctica, teniendo en cuenta el uso y ubicación de dispositivos tales que intervendrán en el proyecto, tales como kinect, proyector y determinar donde se proyectará el escenario virtual.</text:p>
      <text:p text:style-name="P29">2.- Diseño</text:p>
      <text:p text:style-name="P42">Se realizará el diseño arquitectónico general del sistema, identificando los componentes o módulos que tendrá el programa y definiendo su funcionamiento <text:span text:style-name="T64">visto desde una perspectiva general</text:span>.</text:p>
      <text:p text:style-name="P43">Luego, se desarrollará el diseño detallado, donde especificaremos la lógica del sistema, definiendo sus clases y los métodos que intervendrán en cada una de ellas</text:p>
      <text:p text:style-name="P29">3.- Desarrollo e implementación</text:p>
      <text:p text:style-name="P43">Se iniciará con el desarrollo e implementación de los módulos identificados en el diseño arquitectónico, los cuales son: Detección de la persona, posición de la persona, altura de la persona y proyección de escenario 3D</text:p>
      <text:p text:style-name="P29">4.- Pruebas</text:p>
      <text:p text:style-name="P43">Etapa en la cual se irán realizando pruebas al finalizar la implementación de cada uno de los módulos, para validar su funcionamiento y corregir errores.</text:p>
      <text:p text:style-name="P29">5.- Documentación</text:p>
      <text:p text:style-name="P43">Se irá redactando constantemente los resultados y el uso de técnicas que mejoren el funcionamiento de cada uno de los módulos</text:p>
      <text:p text:style-name="P41"/>
      <text:p text:style-name="P41"/>
      <text:p text:style-name="P59"/>
      <text:p text:style-name="P10">cronograma</text:p>
      <text:p text:style-name="P3"/>
      <text:p text:style-name="P54"/>
      <text:p text:style-name="P54"><draw:frame draw:style-name="fr1" draw:name="Objeto1" text:anchor-type="paragraph" svg:x="-1.667cm" svg:y="0.15cm" svg:width="20.923cm" svg:height="8.779cm" draw:z-index="0"><draw:object xlink:href="./Object 1" xlink:type="simple" xlink:show="embed" xlink:actuate="onLoad"/><draw:image xlink:href="./ObjectReplacements/Object 1" xlink:type="simple" xlink:show="embed" xlink:actuate="onLoad"/></draw:frame></text:p>
      <text:p text:style-name="P54"/>
      <text:p text:style-name="P62">Referencias</text:p>
      <text:p text:style-name="P33">[1] Pausch, R., Crea, T. and Conway, M. (1992). A Literature Survey for Virtual Environments: Military Flight Simulator Visual Systems and Simulator Sickness. <text:span text:style-name="T39">Presence: Teleoperators and Virtual Environments</text:span>, 1(3), pp.344-363.</text:p>
      <text:p text:style-name="P1"/>
      <text:p text:style-name="P53">[2] Dorward, L., Mittermeier, J., Sandbrook, C. and Spooner, F. (2016). Pokémon Go: Benefits, Costs, and Lessons for the Conservation Movement. <text:span text:style-name="T39">Conservation Letters</text:span>, 10(1), pp.160-165.</text:p>
      <text:p text:style-name="P53"/>
      <text:p text:style-name="P55"><text:span text:style-name="T41">[3]</text:span> <text:span text:style-name="T48">Marescaux, J., Rubino, F., Arenas, M., Mutter, D., &amp; Soler, L. (2004). Augmented-reality–assisted laparoscopic adrenalectomy. </text:span><text:span text:style-name="T53">Jama</text:span><text:span text:style-name="T48">, </text:span><text:span text:style-name="T53">292</text:span><text:span text:style-name="T48">(18), 2211-2215.</text:span></text:p>
      <text:p text:style-name="P55"/>
      <text:p text:style-name="P56"><text:span text:style-name="T52">[4] </text:span><text:span text:style-name="T49">Ploder, O., Wagner, A., Enislidis, G., &amp; Ewers, R. (1995). Computer-assisted intraoperative visualization of dental implants. Augmented reality in medicine.</text:span><text:span text:style-name="T54">Der Radiologe</text:span><text:span text:style-name="T49">, </text:span><text:span text:style-name="T54">35</text:span><text:span text:style-name="T49">(9), 569-572.</text:span></text:p>
      <text:p text:style-name="P56"><text:span text:style-name="T49"/></text:p>
      <text:p text:style-name="P57"><text:span text:style-name="T50">[</text:span><text:span text:style-name="T51">5] </text:span><text:span text:style-name="T46">Kounavis, C. D., Kasimati, A. E., &amp; Zamani, E. D. (2012). Enhancing the tourism experience through mobile augmented reality: Challenges and prospects.</text:span><text:span text:style-name="T47">International Journal of Engineering Business Management</text:span><text:span text:style-name="T46">, </text:span><text:span text:style-name="T47">4</text:span><text:span text:style-name="T46">, 10.</text:span></text:p>
      <text:p text:style-name="P57"><text:span text:style-name="T46"/></text:p>
      <text:p text:style-name="P56"><text:span text:style-name="T43">[6] </text:span><text:span text:style-name="T42">Fründ, J., Gausemeier, J., Matysczok, C., &amp; Radkowski, R. (2004, May). Using augmented reality technology to support the automobile development. In</text:span><text:span text:style-name="T45">International Conference on Computer Supported Cooperative Work in Design</text:span><text:span text:style-name="T42">(pp. 289-298). Springer Berlin Heidelberg.</text:span></text:p>
      <text:p text:style-name="P56"><text:span text:style-name="T43"/></text:p>
      <text:p text:style-name="P58"><text:span text:style-name="T43">[</text:span><text:span text:style-name="T44">7] </text:span><text:span text:style-name="T42">Bimber, O., &amp; Raskar, R. (2005). </text:span><text:span text:style-name="T45">Spatial augmented reality: merging real and virtual worlds</text:span><text:span text:style-name="T42">. CRC p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Guardian TextSans Web" svg:font-family="'Guardian TextSans Web',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a"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igura_20_1.1_3a__20_El_20_sensorama_2c__20_creada_20_por_20_Morton_20_Heilig" style:display-name="Figura 1.1: El sensorama, creada por Morton Heilig" style:family="graphic" style:parent-style-name="Labels"/>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3T18:55:29.671918941</meta:creation-date>
    <dc:date>2017-04-20T23:14:40.002950578</dc:date>
    <meta:editing-duration>PT3H32M56S</meta:editing-duration>
    <meta:editing-cycles>28</meta:editing-cycles>
    <meta:generator>LibreOffice/5.1.6.2$Linux_X86_64 LibreOffice_project/10m0$Build-2</meta:generator>
    <meta:print-date>2017-04-20T20:23:51.604569704</meta:print-date>
    <meta:document-statistic meta:table-count="0" meta:image-count="0" meta:object-count="1" meta:page-count="11" meta:paragraph-count="69" meta:word-count="1985" meta:character-count="12590" meta:non-whitespace-character-count="106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16mm"/>
    </style:style>
    <style:style style:name="co2" style:family="table-column">
      <style:table-column-properties fo:break-before="auto" style:column-width="83.17mm"/>
    </style:style>
    <style:style style:name="co3" style:family="table-column">
      <style:table-column-properties fo:break-before="auto" style:column-width="9.67mm"/>
    </style:style>
    <style:style style:name="co4" style:family="table-column">
      <style:table-column-properties fo:break-before="auto" style:column-width="8.61mm"/>
    </style:style>
    <style:style style:name="co5" style:family="table-column">
      <style:table-column-properties fo:break-before="auto" style:column-width="5.45mm"/>
    </style:style>
    <style:style style:name="co6" style:family="table-column">
      <style:table-column-properties fo:break-before="auto" style:column-width="3.44mm"/>
    </style:style>
    <style:style style:name="co7" style:family="table-column">
      <style:table-column-properties fo:break-before="auto" style:column-width="7.76mm"/>
    </style:style>
    <style:style style:name="co8" style:family="table-column">
      <style:table-column-properties fo:break-before="auto" style:column-width="6.6mm"/>
    </style:style>
    <style:style style:name="co9" style:family="table-column">
      <style:table-column-properties fo:break-before="auto" style:column-width="4.3mm"/>
    </style:style>
    <style:style style:name="co10"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3.97mm" fo:break-before="auto" style:use-optimal-row-height="false"/>
    </style:style>
    <style:style style:name="ro3" style:family="table-row">
      <style:table-row-properties style:row-height="5.26mm" fo:break-before="auto" style:use-optimal-row-height="false"/>
    </style:style>
    <style:style style:name="ro4" style:family="table-row">
      <style:table-row-properties style:row-height="7.18mm" fo:break-before="auto" style:use-optimal-row-height="false"/>
    </style:style>
    <style:style style:name="ro5" style:family="table-row">
      <style:table-row-properties style:row-height="6mm" fo:break-before="auto" style:use-optimal-row-height="true"/>
    </style:style>
    <style:style style:name="ro6" style:family="table-row">
      <style:table-row-properties style:row-height="5.57mm" fo:break-before="auto" style:use-optimal-row-height="false"/>
    </style:style>
    <style:style style:name="ro7" style:family="table-row">
      <style:table-row-properties style:row-height="9.6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003366"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text-position=""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style:glyph-orientation-vertical="0" fo:background-color="#003366"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text-position=""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style:glyph-orientation-vertical="0" fo:background-color="#003366"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text-position="" style:font-name="Calibri"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6" style:family="table-cell" style:parent-style-name="Default">
      <style:table-cell-properties style:glyph-orientation-vertical="0" fo:background-color="#99cc66"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background-color="transparent"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table-cell-properties style:glyph-orientation-vertical="0" fo:background-color="#003366"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 style:family="table-cell" style:parent-style-name="Default">
      <style:table-cell-properties style:glyph-orientation-vertical="0"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style:glyph-orientation-vertical="0" fo:background-color="#003366"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 style:family="table-cell" style:parent-style-name="Default">
      <style:table-cell-properties style:glyph-orientation-vertical="0"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glyph-orientation-vertical="0" fo:background-color="#003366"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4" style:family="table-cell" style:parent-style-name="Default">
      <style:table-cell-properties style:glyph-orientation-vertical="0" fo:background-color="#99cc66"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gr1" style:family="graphic">
      <style:graphic-properties draw:stroke="solid" svg:stroke-width="0.26mm" svg:stroke-color="#000000" draw:marker-start="msArrowEnd_20_5" draw:marker-start-width="2.1mm" draw:marker-start-center="false" svg:stroke-opacity="100%" draw:stroke-linejoin="miter" svg:stroke-linecap="square" draw:fill="solid" draw:fill-color="#ffffe1" draw:textarea-horizontal-align="justify" draw:textarea-vertical-align="top" draw:auto-grow-height="false" draw:auto-grow-width="false" fo:min-height="3.25mm" fo:min-width="46.19mm" fo:padding-top="0.56mm" fo:padding-bottom="0.56mm" fo:padding-left="0.56mm" fo:padding-right="0.56mm" fo:wrap-option="no-wrap" draw:shadow="hidden" draw:shadow-offset-x="1mm" draw:shadow-offset-y="1mm" draw:shadow-color="#000000" draw:caption-escape-direction="auto"/>
    </style:style>
    <style:style style:name="P2" style:family="paragraph">
      <loext:graphic-properties draw:fill="solid" draw:fill-color="#ffffe1"/>
      <style:paragraph-properties fo:text-align="start" style:text-autospace="none" style:line-break="normal" style:writing-mode="lr-tb"/>
      <style:text-properties fo:color="#000000" style:text-outline="false" style:text-line-through-style="none" style:text-line-through-type="none" style:font-name="Calibri" fo:font-size="11pt" fo:language="es" fo:country="MX" fo:font-style="normal" fo:text-shadow="none" style:text-underline-style="none" fo:font-weight="normal" style:text-underline-mode="continuous" style:text-overline-mode="continuous" style:text-line-through-mode="continuous" style:font-name-asian="Noto Sans CJK SC Regular" style:font-size-asian="11pt" style:language-asian="zh" style:country-asian="CN" style:font-style-asian="normal" style:font-weight-asian="normal" style:font-name-complex="FreeSans"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fo:color="#000000" style:text-outline="false" style:text-line-through-style="none" style:text-line-through-type="none" style:font-name="Calibri" fo:font-size="11pt" fo:language="es" fo:country="MX" fo:font-style="normal" fo:text-shadow="none" style:text-underline-style="none" fo:font-weight="normal" style:text-underline-mode="continuous" style:text-overline-mode="continuous" style:text-line-through-mode="continuous" style:font-name-asian="Noto Sans CJK SC Regular" style:font-size-asian="11pt" style:language-asian="zh" style:country-asian="CN" style:font-style-asian="normal" style:font-weight-asian="normal" style:font-name-complex="FreeSans"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Calibri" fo:font-size="8pt" fo:language="es" fo:country="MX" fo:font-style="normal" fo:text-shadow="none" style:text-underline-style="none" fo:font-weight="normal" style:text-underline-mode="continuous" style:text-overline-mode="continuous" style:text-line-through-mode="continuous" style:font-name-asian="Noto Sans CJK SC Regular" style:font-size-asian="8pt" style:language-asian="zh" style:country-asian="CN" style:font-style-asian="normal" style:font-weight-asian="normal" style:font-name-complex="FreeSans"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2017" table:style-name="ta1">
        <table:table-column table:style-name="co1" table:default-cell-style-name="ce10"/>
        <table:table-column table:style-name="co2" table:default-cell-style-name="ce12"/>
        <table:table-column table:style-name="co3" table:default-cell-style-name="ce10"/>
        <table:table-column table:style-name="co4" table:number-columns-repeated="2" table:default-cell-style-name="ce15"/>
        <table:table-column table:style-name="co5" table:default-cell-style-name="ce15"/>
        <table:table-column table:style-name="co6" table:default-cell-style-name="ce15"/>
        <table:table-column table:style-name="co3" table:number-columns-repeated="3" table:default-cell-style-name="ce15"/>
        <table:table-column table:style-name="co4" table:default-cell-style-name="ce15"/>
        <table:table-column table:style-name="co7" table:default-cell-style-name="ce15"/>
        <table:table-column table:style-name="co3" table:number-columns-repeated="6" table:default-cell-style-name="ce15"/>
        <table:table-column table:style-name="co3" table:default-cell-style-name="ce10"/>
        <table:table-column table:style-name="co8" table:default-cell-style-name="ce10"/>
        <table:table-column table:style-name="co9" table:default-cell-style-name="ce16"/>
        <table:table-column table:style-name="co4" table:default-cell-style-name="ce10"/>
        <table:table-row table:style-name="ro1" table:number-rows-repeated="4">
          <table:table-cell table:style-name="Default" table:number-columns-repeated="22"/>
        </table:table-row>
        <table:table-row table:style-name="ro2">
          <table:table-cell table:style-name="ce9" office:value-type="string" calcext:value-type="string" table:number-columns-spanned="1" table:number-rows-spanned="3">
            <text:p>N°</text:p>
          </table:table-cell>
          <table:table-cell table:style-name="ce9" office:value-type="string" calcext:value-type="string" table:number-columns-spanned="1" table:number-rows-spanned="3">
            <text:p>ACTIVIDAD</text:p>
          </table:table-cell>
          <table:table-cell table:style-name="ce9" office:value-type="float" office:value="2017" calcext:value-type="float" table:number-columns-spanned="20" table:number-rows-spanned="1">
            <text:p>2017</text:p>
          </table:table-cell>
          <table:covered-table-cell table:number-columns-repeated="17" table:style-name="ce9"/>
          <table:covered-table-cell/>
          <table:covered-table-cell table:style-name="ce16"/>
        </table:table-row>
        <table:table-row table:style-name="ro3">
          <table:covered-table-cell table:style-name="ce9"/>
          <table:covered-table-cell table:style-name="ce11"/>
          <table:table-cell table:style-name="ce9" office:value-type="string" calcext:value-type="string" table:number-columns-spanned="4" table:number-rows-spanned="1">
            <text:p>Febrero</text:p>
          </table:table-cell>
          <table:covered-table-cell table:number-columns-repeated="3" table:style-name="ce9"/>
          <table:table-cell table:style-name="ce9" office:value-type="string" calcext:value-type="string" table:number-columns-spanned="5" table:number-rows-spanned="1">
            <text:p>Marzo</text:p>
          </table:table-cell>
          <table:covered-table-cell table:number-columns-repeated="4" table:style-name="ce9"/>
          <table:table-cell table:style-name="ce9" office:value-type="string" calcext:value-type="string" table:number-columns-spanned="4" table:number-rows-spanned="1">
            <text:p>Abril</text:p>
          </table:table-cell>
          <table:covered-table-cell table:number-columns-repeated="3" table:style-name="ce9"/>
          <table:table-cell table:style-name="ce9" office:value-type="string" calcext:value-type="string" table:number-columns-spanned="5" table:number-rows-spanned="1">
            <text:p>Mayo</text:p>
          </table:table-cell>
          <table:covered-table-cell table:number-columns-repeated="4" table:style-name="ce9"/>
          <table:table-cell table:style-name="ce9" office:value-type="string" calcext:value-type="string" table:number-columns-spanned="2" table:number-rows-spanned="1">
            <text:p>Junio</text:p>
          </table:table-cell>
          <table:covered-table-cell table:style-name="ce9"/>
        </table:table-row>
        <table:table-row table:style-name="ro4">
          <table:covered-table-cell table:style-name="ce9"/>
          <table:covered-table-cell table:style-name="ce11"/>
          <table:table-cell table:style-name="ce13" office:value-type="string" calcext:value-type="string">
            <text:p>6 – 11</text:p>
          </table:table-cell>
          <table:table-cell table:style-name="ce13" office:value-type="string" calcext:value-type="string">
            <text:p>13 – 18</text:p>
          </table:table-cell>
          <table:table-cell table:style-name="ce13" office:value-type="string" calcext:value-type="string">
            <text:p>20 – 25</text:p>
          </table:table-cell>
          <table:table-cell table:style-name="ce13" office:value-type="string" calcext:value-type="string" table:number-columns-spanned="2" table:number-rows-spanned="1">
            <text:p>27 – 4</text:p>
          </table:table-cell>
          <table:covered-table-cell table:style-name="ce13"/>
          <table:table-cell table:style-name="ce13" office:value-type="string" calcext:value-type="string">
            <text:p>6 – 11</text:p>
          </table:table-cell>
          <table:table-cell table:style-name="ce13" office:value-type="string" calcext:value-type="string">
            <text:p>13 – 18</text:p>
          </table:table-cell>
          <table:table-cell table:style-name="ce13" office:value-type="string" calcext:value-type="string">
            <text:p>20 – 25</text:p>
          </table:table-cell>
          <table:table-cell table:style-name="ce13" office:value-type="string" calcext:value-type="string">
            <text:p>27 – 31</text:p>
          </table:table-cell>
          <table:table-cell table:style-name="ce13" office:value-type="string" calcext:value-type="string">
            <text:p>3 – 8</text:p>
          </table:table-cell>
          <table:table-cell table:style-name="ce13" office:value-type="string" calcext:value-type="string">
            <text:p>10 – 15</text:p>
          </table:table-cell>
          <table:table-cell table:style-name="ce13" office:value-type="string" calcext:value-type="string">
            <text:p>17 – 22</text:p>
          </table:table-cell>
          <table:table-cell table:style-name="ce13" office:value-type="string" calcext:value-type="string">
            <text:p>24 – 29</text:p>
          </table:table-cell>
          <table:table-cell table:style-name="ce13" office:value-type="string" calcext:value-type="string">
            <text:p>1 – 6</text:p>
          </table:table-cell>
          <table:table-cell table:style-name="ce13" office:value-type="string" calcext:value-type="string">
            <text:p>8 – 13</text:p>
          </table:table-cell>
          <table:table-cell table:style-name="ce13" office:value-type="string" calcext:value-type="string">
            <text:p>15 – 20</text:p>
          </table:table-cell>
          <table:table-cell table:style-name="ce13" office:value-type="string" calcext:value-type="string">
            <text:p>22 – 27</text:p>
          </table:table-cell>
          <table:table-cell table:style-name="ce13" office:value-type="string" calcext:value-type="string" table:number-columns-spanned="2" table:number-rows-spanned="1">
            <text:p>29 – 3</text:p>
          </table:table-cell>
          <table:covered-table-cell/>
          <table:table-cell table:style-name="ce13" office:value-type="string" calcext:value-type="string">
            <text:p>5 – 10</text:p>
          </table:table-cell>
        </table:table-row>
        <table:table-row table:style-name="ro5">
          <table:table-cell office:value-type="float" office:value="1" calcext:value-type="float">
            <text:p>1</text:p>
          </table:table-cell>
          <table:table-cell office:value-type="string" calcext:value-type="string">
            <office:annotation draw:style-name="gr1" draw:text-style-name="P2" svg:width="51.19mm" svg:height="5.85mm" svg:x="93.5mm" svg:y="31.8mm" draw:caption-point-x="-4.28mm" draw:caption-point-y="2.76mm">
              <dc:date>2017-04-20T00:00:00</dc:date>
              <text:p text:style-name="P1"><text:span text:style-name="T1">Inserte más filas en caso de ser necesario</text:span></text:p>
              <text:p text:style-name="P1"><text:span text:style-name="T1"/></text:p>
            </office:annotation>
            <text:p>Recopilación de información</text:p>
          </table:table-cell>
          <table:table-cell table:style-name="ce14"/>
          <table:table-cell table:number-columns-repeated="2"/>
          <table:table-cell table:number-columns-spanned="2" table:number-rows-spanned="1"/>
          <table:covered-table-cell/>
          <table:table-cell table:number-columns-repeated="5"/>
          <table:table-cell table:style-name="ce10" table:number-columns-repeated="6"/>
          <table:table-cell/>
          <table:table-cell table:number-columns-spanned="2" table:number-rows-spanned="1"/>
          <table:covered-table-cell/>
          <table:table-cell/>
        </table:table-row>
        <table:table-row table:style-name="ro5">
          <table:table-cell office:value-type="float" office:value="2" calcext:value-type="float">
            <text:p>2</text:p>
          </table:table-cell>
          <table:table-cell office:value-type="string" calcext:value-type="string">
            <text:p>Análisis de requerimientos</text:p>
          </table:table-cell>
          <table:table-cell table:style-name="ce15"/>
          <table:table-cell table:style-name="ce14"/>
          <table:table-cell/>
          <table:table-cell table:number-columns-spanned="2" table:number-rows-spanned="1"/>
          <table:covered-table-cell/>
          <table:table-cell table:number-columns-repeated="12"/>
          <table:table-cell table:number-columns-spanned="2" table:number-rows-spanned="1"/>
          <table:covered-table-cell/>
          <table:table-cell/>
        </table:table-row>
        <table:table-row table:style-name="ro5">
          <table:table-cell office:value-type="float" office:value="3" calcext:value-type="float">
            <text:p>3</text:p>
          </table:table-cell>
          <table:table-cell office:value-type="string" calcext:value-type="string">
            <text:p>Diseño arquitectónico del sistema general</text:p>
          </table:table-cell>
          <table:table-cell table:style-name="ce15"/>
          <table:table-cell/>
          <table:table-cell table:style-name="ce14"/>
          <table:table-cell table:number-columns-spanned="2" table:number-rows-spanned="1"/>
          <table:covered-table-cell/>
          <table:table-cell table:number-columns-repeated="12"/>
          <table:table-cell table:number-columns-spanned="2" table:number-rows-spanned="1"/>
          <table:covered-table-cell/>
          <table:table-cell/>
        </table:table-row>
        <table:table-row table:style-name="ro5">
          <table:table-cell office:value-type="float" office:value="4" calcext:value-type="float">
            <text:p>4</text:p>
          </table:table-cell>
          <table:table-cell office:value-type="string" calcext:value-type="string">
            <text:p>Diseño detallado del sistema general</text:p>
          </table:table-cell>
          <table:table-cell table:style-name="ce15"/>
          <table:table-cell table:number-columns-repeated="2"/>
          <table:table-cell table:style-name="ce14" table:number-columns-spanned="2" table:number-rows-spanned="1"/>
          <table:covered-table-cell table:style-name="ce14"/>
          <table:table-cell table:number-columns-repeated="12"/>
          <table:table-cell table:number-columns-spanned="2" table:number-rows-spanned="1"/>
          <table:covered-table-cell/>
          <table:table-cell/>
        </table:table-row>
        <table:table-row table:style-name="ro5">
          <table:table-cell office:value-type="float" office:value="5" calcext:value-type="float">
            <text:p>5</text:p>
          </table:table-cell>
          <table:table-cell office:value-type="string" calcext:value-type="string">
            <text:p>Diseño del módulo de detección de personas</text:p>
          </table:table-cell>
          <table:table-cell table:style-name="ce15"/>
          <table:table-cell table:number-columns-repeated="2"/>
          <table:table-cell table:number-columns-spanned="2" table:number-rows-spanned="1"/>
          <table:covered-table-cell/>
          <table:table-cell table:style-name="ce14"/>
          <table:table-cell table:number-columns-repeated="11"/>
          <table:table-cell table:number-columns-spanned="2" table:number-rows-spanned="1"/>
          <table:covered-table-cell/>
          <table:table-cell/>
        </table:table-row>
        <table:table-row table:style-name="ro6">
          <table:table-cell office:value-type="float" office:value="6" calcext:value-type="float">
            <text:p>6</text:p>
          </table:table-cell>
          <table:table-cell office:value-type="string" calcext:value-type="string">
            <text:p>Desarrollo del módulo de personas</text:p>
          </table:table-cell>
          <table:table-cell table:number-columns-repeated="3"/>
          <table:table-cell table:number-columns-spanned="2" table:number-rows-spanned="1"/>
          <table:covered-table-cell/>
          <table:table-cell/>
          <table:table-cell table:style-name="ce14"/>
          <table:table-cell table:number-columns-repeated="10"/>
          <table:table-cell table:number-columns-spanned="2" table:number-rows-spanned="1"/>
          <table:covered-table-cell/>
          <table:table-cell/>
        </table:table-row>
        <table:table-row table:style-name="ro6">
          <table:table-cell office:value-type="float" office:value="7" calcext:value-type="float">
            <text:p>7</text:p>
          </table:table-cell>
          <table:table-cell office:value-type="string" calcext:value-type="string">
            <text:p>Diseño del módulo de posición</text:p>
          </table:table-cell>
          <table:table-cell table:number-columns-repeated="3"/>
          <table:table-cell table:number-columns-spanned="2" table:number-rows-spanned="1"/>
          <table:covered-table-cell/>
          <table:table-cell table:number-columns-repeated="2"/>
          <table:table-cell table:style-name="ce14"/>
          <table:table-cell table:number-columns-repeated="9"/>
          <table:table-cell table:number-columns-spanned="2" table:number-rows-spanned="1"/>
          <table:covered-table-cell/>
          <table:table-cell/>
        </table:table-row>
        <table:table-row table:style-name="ro6">
          <table:table-cell office:value-type="float" office:value="8" calcext:value-type="float">
            <text:p>8</text:p>
          </table:table-cell>
          <table:table-cell office:value-type="string" calcext:value-type="string">
            <text:p>Desarrollo del módulo de posición</text:p>
          </table:table-cell>
          <table:table-cell table:number-columns-repeated="3"/>
          <table:table-cell table:number-columns-spanned="2" table:number-rows-spanned="1"/>
          <table:covered-table-cell/>
          <table:table-cell table:number-columns-repeated="3"/>
          <table:table-cell table:style-name="ce14"/>
          <table:table-cell table:number-columns-repeated="8"/>
          <table:table-cell table:number-columns-spanned="2" table:number-rows-spanned="1"/>
          <table:covered-table-cell/>
          <table:table-cell/>
        </table:table-row>
        <table:table-row table:style-name="ro6">
          <table:table-cell office:value-type="float" office:value="9" calcext:value-type="float">
            <text:p>9</text:p>
          </table:table-cell>
          <table:table-cell office:value-type="string" calcext:value-type="string">
            <text:p>Diseño del módulo de altura</text:p>
          </table:table-cell>
          <table:table-cell table:number-columns-repeated="3"/>
          <table:table-cell table:number-columns-spanned="2" table:number-rows-spanned="1"/>
          <table:covered-table-cell/>
          <table:table-cell table:number-columns-repeated="4"/>
          <table:table-cell table:style-name="ce14"/>
          <table:table-cell table:number-columns-repeated="7"/>
          <table:table-cell table:number-columns-spanned="2" table:number-rows-spanned="1"/>
          <table:covered-table-cell/>
          <table:table-cell/>
        </table:table-row>
        <table:table-row table:style-name="ro6">
          <table:table-cell office:value-type="float" office:value="10" calcext:value-type="float">
            <text:p>10</text:p>
          </table:table-cell>
          <table:table-cell office:value-type="string" calcext:value-type="string">
            <text:p>Desarrollo del módulo de altura</text:p>
          </table:table-cell>
          <table:table-cell/>
          <table:table-cell table:style-name="ce10"/>
          <table:table-cell/>
          <table:table-cell table:number-columns-spanned="2" table:number-rows-spanned="1"/>
          <table:covered-table-cell/>
          <table:table-cell table:number-columns-repeated="5"/>
          <table:table-cell table:style-name="ce14"/>
          <table:table-cell table:number-columns-repeated="6"/>
          <table:table-cell table:number-columns-spanned="2" table:number-rows-spanned="1"/>
          <table:covered-table-cell/>
          <table:table-cell/>
        </table:table-row>
        <table:table-row table:style-name="ro7">
          <table:table-cell office:value-type="float" office:value="11" calcext:value-type="float">
            <text:p>11</text:p>
          </table:table-cell>
          <table:table-cell office:value-type="string" calcext:value-type="string">
            <text:p>Diseño del <text:s/>módulo de proyección de escenario 3D en Blender</text:p>
          </table:table-cell>
          <table:table-cell/>
          <table:table-cell table:style-name="ce10"/>
          <table:table-cell/>
          <table:table-cell table:number-columns-spanned="2" table:number-rows-spanned="1"/>
          <table:covered-table-cell/>
          <table:table-cell table:number-columns-repeated="6"/>
          <table:table-cell table:style-name="ce14" table:number-columns-repeated="2"/>
          <table:table-cell table:number-columns-repeated="4"/>
          <table:table-cell table:number-columns-spanned="2" table:number-rows-spanned="1"/>
          <table:covered-table-cell/>
          <table:table-cell/>
        </table:table-row>
        <table:table-row table:style-name="ro7">
          <table:table-cell office:value-type="float" office:value="12" calcext:value-type="float">
            <text:p>12</text:p>
          </table:table-cell>
          <table:table-cell office:value-type="string" calcext:value-type="string">
            <text:p>Desarrollo <text:s/>del <text:s/>módulo de proyección de escenario 3D en Blender</text:p>
          </table:table-cell>
          <table:table-cell/>
          <table:table-cell table:style-name="ce10"/>
          <table:table-cell/>
          <table:table-cell table:number-columns-spanned="2" table:number-rows-spanned="1"/>
          <table:covered-table-cell/>
          <table:table-cell table:number-columns-repeated="7"/>
          <table:table-cell table:style-name="ce14" table:number-columns-repeated="2"/>
          <table:table-cell table:number-columns-repeated="3"/>
          <table:table-cell table:number-columns-spanned="2" table:number-rows-spanned="1"/>
          <table:covered-table-cell/>
          <table:table-cell/>
        </table:table-row>
        <table:table-row table:style-name="ro6">
          <table:table-cell office:value-type="float" office:value="13" calcext:value-type="float">
            <text:p>13</text:p>
          </table:table-cell>
          <table:table-cell office:value-type="string" calcext:value-type="string">
            <text:p>Pruebas</text:p>
          </table:table-cell>
          <table:table-cell/>
          <table:table-cell table:style-name="ce10"/>
          <table:table-cell/>
          <table:table-cell table:number-columns-spanned="2" table:number-rows-spanned="1"/>
          <table:covered-table-cell/>
          <table:table-cell/>
          <table:table-cell table:style-name="ce14"/>
          <table:table-cell/>
          <table:table-cell table:style-name="ce14"/>
          <table:table-cell table:number-columns-repeated="5"/>
          <table:table-cell table:style-name="ce14" table:number-columns-repeated="3"/>
          <table:table-cell table:style-name="ce14" table:number-columns-spanned="2" table:number-rows-spanned="1"/>
          <table:covered-table-cell table:style-name="ce14"/>
          <table:table-cell/>
        </table:table-row>
        <table:table-row table:style-name="ro6">
          <table:table-cell office:value-type="float" office:value="14" calcext:value-type="float">
            <text:p>14</text:p>
          </table:table-cell>
          <table:table-cell office:value-type="string" calcext:value-type="string">
            <text:p>Documentar resultados</text:p>
          </table:table-cell>
          <table:table-cell/>
          <table:table-cell table:style-name="ce10"/>
          <table:table-cell/>
          <table:table-cell table:style-name="ce14" table:number-columns-spanned="2" table:number-rows-spanned="1"/>
          <table:covered-table-cell table:style-name="ce14"/>
          <table:table-cell/>
          <table:table-cell table:style-name="ce14"/>
          <table:table-cell/>
          <table:table-cell table:style-name="ce14"/>
          <table:table-cell table:number-columns-repeated="3"/>
          <table:table-cell table:style-name="ce14"/>
          <table:table-cell table:number-columns-repeated="2"/>
          <table:table-cell table:style-name="ce14" table:number-columns-repeated="2"/>
          <table:table-cell table:style-name="ce14" table:number-columns-spanned="2" table:number-rows-spanned="1"/>
          <table:covered-table-cell table:style-name="ce14"/>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MX">$</number:currency-symbol>
      <number:number number:decimal-places="2" loext:min-decimal-places="2" number:min-integer-digits="1" number:grouping="true"/>
      <style:map style:condition="value()&gt;=0" style:apply-style-name="N104P0"/>
    </number:currency-style>
    <number:number-style style:name="N108P0" style:volatile="true">
      <number:number number:decimal-places="0" loext:min-decimal-places="0" number:min-integer-digits="1" number:grouping="true"/>
    </number:number-style>
    <number:number-style style:name="N108">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0" loext:min-decimal-places="0" number:min-integer-digits="1" number:grouping="true"/>
    </number:number-style>
    <number:number-style style:name="N109">
      <style:text-properties fo:color="#ff0000"/>
      <number:text>-</number:text>
      <number:number number:decimal-places="0" loext:min-decimal-places="0"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number:text>-</number:text>
      <number:number number:decimal-places="2" loext:min-decimal-places="2"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style:text-properties fo:color="#ff0000"/>
      <number:text>-</number:text>
      <number:number number:decimal-places="2" loext:min-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Noto Sans CJK SC Regular" style:font-family-asian="'Noto Sans CJK SC Regular'" style:font-family-generic-asian="system" style:font-pitch-asian="variable" style:font-size-asian="11pt" style:font-name-complex="FreeSans" style:font-family-complex="Free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msArrowEnd_20_5" draw:display-name="msArrowEnd 5" svg:viewBox="0 0 210 210" svg:d="M105 0l105 210h-21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0">00/00/0000</text:date>, <text:time style:data-style-name="N2" text:time-value="22:58:17.37685713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